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24cm" table:align="left"/>
    </style:style>
    <style:style style:name="Table1.A" style:family="table-column">
      <style:table-column-properties style:column-width="1.482cm"/>
    </style:style>
    <style:style style:name="Table1.B" style:family="table-column">
      <style:table-column-properties style:column-width="3.9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36cm" table:align="left"/>
    </style:style>
    <style:style style:name="Table2.A" style:family="table-column">
      <style:table-column-properties style:column-width="0.949cm"/>
    </style:style>
    <style:style style:name="Table2.B" style:family="table-column">
      <style:table-column-properties style:column-width="1.207cm"/>
    </style:style>
    <style:style style:name="Table2.C" style:family="table-column">
      <style:table-column-properties style:column-width="1.2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4068f" officeooo:paragraph-rsid="0014068f" style:font-size-asian="18pt" style:font-size-complex="18pt"/>
    </style:style>
    <style:style style:name="P2" style:family="paragraph" style:parent-style-name="Table_20_Contents">
      <style:text-properties fo:font-size="12pt" officeooo:rsid="0014068f" officeooo:paragraph-rsid="0014068f" style:font-size-asian="12pt" style:font-size-complex="12pt"/>
    </style:style>
    <style:style style:name="P3" style:family="paragraph" style:parent-style-name="Standard">
      <style:text-properties fo:font-size="18pt" fo:font-weight="normal" officeooo:rsid="0014068f" officeooo:paragraph-rsid="0014068f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8d75" style:font-weight-asian="normal" style:font-weight-complex="normal"/>
    </style:style>
    <style:style style:name="T4" style:family="text">
      <style:text-properties fo:font-weight="normal" officeooo:rsid="0018cddd" style:font-weight-asian="normal" style:font-weight-complex="normal"/>
    </style:style>
    <style:style style:name="T5" style:family="text">
      <style:text-properties fo:font-weight="normal" officeooo:rsid="001aba0e" style:font-weight-asian="normal" style:font-weight-complex="normal"/>
    </style:style>
    <style:style style:name="T6" style:family="text">
      <style:text-properties officeooo:rsid="0014e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</text:p>
      <text:p text:style-name="P1">Name 2:</text:p>
      <text:p text:style-name="P1"/>
      <text:p text:style-name="P1">You have two tables:</text:p>
      <text:p text:style-name="P1">Parts(pid, name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Wrench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Saw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Hammer</text:p>
          </table:table-cell>
        </table:table-row>
      </table:table>
      <text:p text:style-name="P1"/>
      <text:p text:style-name="P1">Catalog(pid, sid, price)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Sears</text:p>
          </table:table-cell>
          <table:table-cell table:style-name="Table2.C1" office:value-type="string">
            <text:p text:style-name="P2">4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CT</text:p>
          </table:table-cell>
          <table:table-cell table:style-name="Table2.C2" office:value-type="string">
            <text:p text:style-name="P2">1.4</text:p>
          </table:table-cell>
        </table:table-row>
      </table:table>
      <text:p text:style-name="P1"/>
      <text:p text:style-name="P1">Wri<text:span text:style-name="T6">t</text:span>e quer<text:span text:style-name="T6">ies</text:span> that answer the following:</text:p>
      <text:p text:style-name="P1"/>
      <text:p text:style-name="P1">1)<text:span text:style-name="T2"> What pids have an average price bigger o</text:span><text:span text:style-name="T5">r</text:span><text:span text:style-name="T2"> equal than 10? </text:span><text:span text:style-name="T3">List the pid, and the average price.</text:span></text:p>
      <text:p text:style-name="P1"/>
      <text:p text:style-name="P3"/>
      <text:p text:style-name="P3"/>
      <text:p text:style-name="P3"/>
      <text:p text:style-name="P3"/>
      <text:p text:style-name="P1"><text:span text:style-name="T2">2) For </text:span><text:span text:style-name="T1">every</text:span><text:span text:style-name="T2"> pid in Parts, list its average price. The result should include the p</text:span><text:span text:style-name="T4">id</text:span><text:span text:style-name="T2"> and its average price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4-01-28T07:29:33.852748302</meta:creation-date>
    <dc:date>2014-01-29T06:53:10.898140791</dc:date>
    <dc:creator>dmg </dc:creator>
    <meta:editing-duration>PT2H31M37S</meta:editing-duration>
    <meta:editing-cycles>7</meta:editing-cycles>
    <meta:generator>LibreOffice/4.1.3.2$Linux_X86_64 LibreOffice_project/410m0$Build-2</meta:generator>
    <meta:document-statistic meta:table-count="2" meta:image-count="0" meta:object-count="0" meta:page-count="1" meta:paragraph-count="20" meta:word-count="70" meta:character-count="348" meta:non-whitespace-character-count="298"/>
  </office:meta>
</office:document-meta>
</file>